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b6d2" officeooo:paragraph-rsid="0015b6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y dodać paralaxa stronymy monki na stronę</text:p>
      <text:p text:style-name="P1">Zaknąć cała stronę w div</text:p>
      <text:p text:style-name="P1">&lt;div class="main-wrapper"&gt;&lt;/div&gt;</text:p>
      <text:p text:style-name="P1">wstawić za divem kod </text:p>
      <text:p text:style-name="P1"><text:s text:c="12"/>&lt;div class="parallax"&gt;</text:p>
      <text:p text:style-name="P1">&lt;a class="parallax-wrapper" target="_blank" href="http://stronymonki.pl"&gt;</text:p>
      <text:p text:style-name="P1">&lt;img src="assets/images/stopkastronymonki-2000x514-22.jpg" alt="Katalog firm powiatu monieckiego StonyMonki.pl"&gt;</text:p>
      <text:p text:style-name="P1">&lt;/a&gt;</text:p>
      <text:p text:style-name="P1">&lt;/div&gt;</text:p>
      <text:p text:style-name="P1"/>
      <text:p text:style-name="P1">dodać klasy do css</text:p>
      <text:p text:style-name="P1"/>
      <text:p text:style-name="P1">.parallax {</text:p>
      <text:p text:style-name="P1"><text:s text:c="4"/>background: #fff none repeat scroll 0 0;</text:p>
      <text:p text:style-name="P1"><text:s text:c="4"/>bottom: 0;</text:p>
      <text:p text:style-name="P1"><text:s text:c="4"/>position: fixed;</text:p>
      <text:p text:style-name="P1"><text:s text:c="4"/>text-align: center;</text:p>
      <text:p text:style-name="P1"><text:s text:c="4"/>width: 100%;</text:p>
      <text:p text:style-name="P1"><text:s text:c="4"/>z-index: 0;</text:p>
      <text:p text:style-name="P1">}</text:p>
      <text:p text:style-name="P1">.parallax .parallax-wrapper {</text:p>
      <text:p text:style-name="P1"><text:s text:c="4"/>display: block;</text:p>
      <text:p text:style-name="P1"><text:s text:c="4"/>position: relative;</text:p>
      <text:p text:style-name="P1">}</text:p>
      <text:p text:style-name="P1">.parallax img {</text:p>
      <text:p text:style-name="P1"><text:s text:c="4"/>bottom: 0;</text:p>
      <text:p text:style-name="P1"><text:s text:c="4"/>left: 0;</text:p>
      <text:p text:style-name="P1"><text:s text:c="4"/>position: absolute;</text:p>
      <text:p text:style-name="P1"><text:s text:c="4"/>width: 100%;</text:p>
      <text:p text:style-name="P1"><text:s text:c="4"/>z-index: 0;</text:p>
      <text:p text:style-name="P1">}</text:p>
      <text:p text:style-name="P1">.parallax iframe {</text:p>
      <text:p text:style-name="P1"><text:s text:c="4"/>left: 4%;</text:p>
      <text:p text:style-name="P1"><text:s text:c="4"/>max-width: 100%;</text:p>
      <text:p text:style-name="P1"><text:s text:c="4"/>position: relative;</text:p>
      <text:p text:style-name="P1"><text:s text:c="4"/>z-index: 1;</text:p>
      <text:p text:style-name="P1">}</text:p>
      <text:p text:style-name="P1">.main-wrapper {</text:p>
      <text:p text:style-name="P1"><text:s text:c="4"/>background: none repeat scroll 0 0;</text:p>
      <text:p text:style-name="P1"><text:s text:c="4"/>position: relative;</text:p>
      <text:p text:style-name="P1"><text:s text:c="4"/>z-index: 3;</text:p>
      <text:p text:style-name="P1"><text:s text:c="4"/>margin-bottom:340px;</text:p>
      <text:p text:style-name="P1">}</text:p>
      <text:p text:style-name="P1">.modal-open .parallax, .imglayer .parallax {</text:p>
      <text:p text:style-name="P1"><text:s text:c="4"/>visibility: hidden;</text:p>
      <text:p text:style-name="P1"><text:s text:c="4"/>z-index: -1;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3:00:03.416000000</meta:creation-date>
    <dc:date>2016-09-20T13:09:32.895000000</dc:date>
    <meta:editing-duration>PT9M29S</meta:editing-duration>
    <meta:editing-cycles>1</meta:editing-cycles>
    <meta:document-statistic meta:table-count="0" meta:image-count="0" meta:object-count="0" meta:page-count="1" meta:paragraph-count="45" meta:word-count="115" meta:character-count="970" meta:non-whitespace-character-count="795"/>
    <meta:generator>LibreOffice/5.1.1.3$Windows_X86_64 LibreOffice_project/89f508ef3ecebd2cfb8e1def0f0ba9a803b88a6d</meta:generator>
  </office:meta>
</office:document-meta>
</file>